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b1f" officeooo:paragraph-rsid="001e4b1f"/>
    </style:style>
    <style:style style:name="T1" style:family="text">
      <style:text-properties officeooo:rsid="001e4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 rosparam set /selfie_pid/pid/kp 2</text:p>
      <text:p text:style-name="Standard"/>
      <text:p text:style-name="Standard">$ rosparam get /selfie_pid/pid/kp </text:p>
      <text:p text:style-name="Standard">로 파라미터 확인.</text:p>
      <text:p text:style-name="Standard"/>
      <text:p text:style-name="P1">Rosparam list </text:p>
      <text:p text:style-name="P1">| grep “ ” <text:s/>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1:56:16.644042091</meta:creation-date>
    <dc:date>2019-08-21T21:59:42.603841327</dc:date>
    <meta:editing-duration>PT3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4" meta:character-count="106" meta:non-whitespace-character-count="89"/>
  </office:meta>
</office:document-meta>
</file>